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07d823"/>
    </style:style>
    <style:style style:name="P2" style:family="paragraph" style:parent-style-name="Standard">
      <style:paragraph-properties fo:margin-top="0in" fo:margin-bottom="0in" loext:contextual-spacing="false" fo:line-height="100%"/>
      <style:text-properties fo:language="es" fo:country="CR" officeooo:paragraph-rsid="0007d823"/>
    </style:style>
    <style:style style:name="P3"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4" style:family="paragraph" style:parent-style-name="Standard">
      <style:paragraph-properties fo:margin-top="0in" fo:margin-bottom="0in" loext:contextual-spacing="false" fo:line-height="100%"/>
      <style:text-properties officeooo:paragraph-rsid="0007d823"/>
    </style:style>
    <style:style style:name="P5" style:family="paragraph" style:parent-style-name="Standard">
      <style:paragraph-properties fo:margin-top="0in" fo:margin-bottom="0in" loext:contextual-spacing="false"/>
      <style:text-properties fo:language="es" fo:country="CR" officeooo:rsid="0007d823" officeooo:paragraph-rsid="0015bc2e"/>
    </style:style>
    <style:style style:name="P6" style:family="paragraph" style:parent-style-name="Standard">
      <style:paragraph-properties fo:margin-top="0in" fo:margin-bottom="0in" loext:contextual-spacing="false"/>
      <style:text-properties fo:language="es" fo:country="CR" officeooo:paragraph-rsid="0015bc2e"/>
    </style:style>
    <style:style style:name="P7" style:family="paragraph" style:parent-style-name="Standard">
      <style:paragraph-properties fo:margin-top="0in" fo:margin-bottom="0in" loext:contextual-spacing="false"/>
      <style:text-properties officeooo:paragraph-rsid="0015bc2e"/>
    </style:style>
    <style:style style:name="P8"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677" style:font-size-asian="10.5pt" style:font-weight-asian="normal" style:font-size-complex="12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1c766" style:font-size-asian="10.5pt" style:font-weight-asian="normal" style:font-size-complex="12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2pt" fo:language="es" fo:country="CR" fo:font-weight="normal" officeooo:rsid="00096653" officeooo:paragraph-rsid="0022539c" style:font-size-asian="10.5pt" style:font-weight-asian="normal" style:font-size-complex="12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1c677" style:font-size-asian="10.5pt" style:font-weight-asian="bold" style:font-size-complex="12pt" style:font-weight-complex="bold"/>
    </style:style>
    <style:style style:name="P12" style:family="paragraph" style:parent-style-name="Standard">
      <style:paragraph-properties fo:margin-top="0in" fo:margin-bottom="0in" loext:contextual-spacing="false" fo:text-align="justify" style:justify-single-word="false"/>
      <style:text-properties fo:font-size="12pt" fo:language="es" fo:country="CR" fo:font-weight="bold" officeooo:rsid="002106f9" officeooo:paragraph-rsid="0022539c" style:font-size-asian="10.5pt" style:font-weight-asian="bold" style:font-size-complex="12pt" style:font-weight-complex="bold"/>
    </style:style>
    <style:style style:name="P13" style:family="paragraph" style:parent-style-name="Standard">
      <style:text-properties fo:font-size="16pt" fo:language="es" fo:country="CR" fo:font-weight="bold" officeooo:rsid="0012d2c0" officeooo:paragraph-rsid="0012d2c0" style:font-size-asian="16pt" style:font-weight-asian="bold"/>
    </style:style>
    <style:style style:name="P14"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15"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6" style:family="paragraph" style:parent-style-name="Standard">
      <style:text-properties fo:font-size="16pt" fo:language="es" fo:country="CR" fo:font-weight="bold" officeooo:paragraph-rsid="0015bc2e" style:font-size-asian="16pt" style:font-weight-asian="bold"/>
    </style:style>
    <style:style style:name="P17" style:family="paragraph" style:parent-style-name="Standard">
      <style:paragraph-properties fo:text-align="justify" style:justify-single-word="false"/>
      <style:text-properties fo:font-size="12pt" fo:language="es" fo:country="CR" fo:font-weight="bold" officeooo:rsid="0017aeb7" officeooo:paragraph-rsid="0017aeb7"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es" fo:country="CR" fo:font-weight="bold" officeooo:rsid="001b2ffd" officeooo:paragraph-rsid="001b2ffd"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es" fo:country="CR" fo:font-weight="bold" officeooo:rsid="001d0fd2" officeooo:paragraph-rsid="001d0fd2"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es" fo:country="CR" fo:font-weight="bold" officeooo:rsid="001ddc09" officeooo:paragraph-rsid="001ddc09"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language="es" fo:country="CR" fo:font-weight="bold" officeooo:rsid="002106f9" officeooo:paragraph-rsid="002106f9" style:font-size-asian="10.5pt" style:font-weight-asian="bold" style:font-size-complex="12pt" style:font-weight-complex="bold"/>
    </style:style>
    <style:style style:name="P22"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12d2c0" officeooo:paragraph-rsid="0012d2c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s" fo:country="CR" fo:font-weight="normal" officeooo:rsid="001343ee" officeooo:paragraph-rsid="001343ee"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390e6" officeooo:paragraph-rsid="002390e6"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4a667" officeooo:paragraph-rsid="0024a667" style:font-size-asian="10.5pt" style:font-weight-asian="normal"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469fb"/>
    </style:style>
    <style:style style:name="T5" style:family="text">
      <style:text-properties officeooo:rsid="0012b833"/>
    </style:style>
    <style:style style:name="T6" style:family="text">
      <style:text-properties officeooo:rsid="001343ee"/>
    </style:style>
    <style:style style:name="T7" style:family="text">
      <style:text-properties officeooo:rsid="0014647d"/>
    </style:style>
    <style:style style:name="T8" style:family="text">
      <style:text-properties fo:font-weight="normal" style:font-weight-asian="normal" style:font-weight-complex="normal"/>
    </style:style>
    <style:style style:name="T9" style:family="text">
      <style:text-properties fo:font-weight="normal" officeooo:rsid="001d5311" style:font-weight-asian="normal" style:font-weight-complex="normal"/>
    </style:style>
    <style:style style:name="T10" style:family="text">
      <style:text-properties fo:font-weight="normal" officeooo:rsid="001ddc09" style:font-weight-asian="normal" style:font-weight-complex="normal"/>
    </style:style>
    <style:style style:name="T11" style:family="text">
      <style:text-properties fo:font-weight="normal" officeooo:rsid="001f5922" style:font-weight-asian="normal" style:font-weight-complex="normal"/>
    </style:style>
    <style:style style:name="T12" style:family="text">
      <style:text-properties officeooo:rsid="001945ea"/>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1c677"/>
    </style:style>
    <style:style style:name="T16" style:family="text">
      <style:text-properties officeooo:rsid="0021c766"/>
    </style:style>
    <style:style style:name="T17" style:family="text">
      <style:text-properties officeooo:rsid="002253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E-0523 Circuitos Digitales II, I Ciclo 2017</text:p>
      <text:p text:style-name="P2">Profe. Enrique Coen</text:p>
      <text:p text:style-name="P2">Lennon Núñez Meoño, B34943</text:p>
      <text:p text:style-name="P1"><text:span text:style-name="T1">Tarea #</text:span><text:span text:style-name="T2">2</text:span></text:p>
      <text:p text:style-name="P1"><text:span text:style-name="T2"/></text:p>
      <text:p text:style-name="P16">Contabilización del Tiempo</text:p>
      <text:p text:style-name="P7"><text:span text:style-name="T1">Buscar información <text:s/></text:span><text:span text:style-name="T3">4</text:span><text:span text:style-name="T1"> </text:span><text:span text:style-name="T2">h</text:span></text:p>
      <text:p text:style-name="P7"><text:span text:style-name="T1">Estudiar información </text:span><text:span text:style-name="T3">4</text:span><text:span text:style-name="T1"> </text:span><text:span text:style-name="T2">h</text:span><text:span text:style-name="T1"> (“on the go”)</text:span></text:p>
      <text:p text:style-name="P7"><text:span text:style-name="T1">Ejecución </text:span><text:span text:style-name="T3">10</text:span><text:span text:style-name="T2"> h</text:span></text:p>
      <text:p text:style-name="P7"><text:span text:style-name="T1"><text:tab/></text:span><text:span text:style-name="T2">Codificar</text:span></text:p>
      <text:p text:style-name="P5"><text:tab/>Corrección de errores de compilación – sintaxis</text:p>
      <text:p text:style-name="P5"><text:tab/>Corrección de lógica de programación para obtener los resultados adecuados</text:p>
      <text:p text:style-name="P6">Confección del Reporte <text:span text:style-name="T12">3 h</text:span> <text:span text:style-name="T5">(“on the go”)</text:span></text:p>
      <text:p text:style-name="P6"/>
      <text:p text:style-name="P13">Resumen</text:p>
      <text:p text:style-name="P23">El proyecto consta de la descripción en Verilog de un registro desplazante de 4 bits y un registro desplazante de 32 bits, este último conformado de 8 instancias del módulo del registro desplazante de 4 bits. El registro desplazante debe poder realizar las funciones de Rotación a la izquierda, Rotación a la derecha, Rotación circulat a la izquierda, Rotación circular a la derecha y Carga en paralelo; tanto para el registro de 4 bits como para el de 32 bits. <text:span text:style-name="T6">La implementación para el registro de 4 bits consta de la descripción del funcionamiento de las 5 funciones que debe desempeñar utilizando el “Case Statement” para cada una de las condiciones de selección, esto ocurre cada vez que se percibe un flanco positivo en la señal del reloj, CLK. Además, el registro incluye un condicionante para la lectura de los modos de operación, con base en la señal ENB, cuando esta sea un nivel alto (1) el modo de operación será el que se lea en la entrada MODO, en caso contrario se debe mantener el estado de MODO anterior. Para realizar este efecto de memoria del estado anterior se utilizó un registro temporal denominado MODO_TEMP.</text:span></text:p>
      <text:p text:style-name="P23"/>
      <text:p text:style-name="P24">Para el registro de 32 bits se realiza las 8 instancias del módulo del registro de 4 bits, además, se añade instancias de un módulo de multiplexor de 2 entradas. Los multiplexores son requeridos para manejar los cambios del flujo de datos entre <text:span text:style-name="T7">los registros desplazantes involucrados, ya que los registros desplazados que deben pasarse de un registro a otro varían en cuanto a la dirección si es de izquierda a derecha o a la inversa. Además, hay que poder diferenciar entre rotación regular y rotación circular en cuanto a que el bit que se introduce en el desplazamiento debe ser el bit desplazado del último registro.</text:span></text:p>
      <text:p text:style-name="P24"/>
      <text:p text:style-name="P25">Es importarte considerar el diseño físico para poder entender realmente el flujo de los datos y realizar una descripción de hardware adecuada, ya que no se trata de solo código funcional, las instrucciones de codificación son orientadas a una funcionalidad en hardware, por ejemplo, la asignación entre los cables no es simplemente una igualdad de datos compartidos, sino que involucra cuál cable le pasa la información a cuál otro, y con ello, se define el flujo de datos.</text:p>
      <text:p text:style-name="P25"/>
      <text:p text:style-name="P25"/>
      <text:p text:style-name="P25"/>
      <text:p text:style-name="P25"/>
      <text:p text:style-name="P25"/>
      <text:p text:style-name="P25"/>
      <text:p text:style-name="P25"/>
      <text:p text:style-name="P25"/>
      <text:p text:style-name="P14"><text:soft-page-break/>Descripción Arquitectónica</text:p>
      <text:p text:style-name="P17">Registro de 4 bits: <text:span text:style-name="T8">Este formato consta de 4 registros de 1 bit contenidos en Q[3:0]. Estos registros reciben su contenido por medio de la función de Carga en Paralelo, que transfiera la información de la entrada D[3:0], una vez el registro Q está lleno con datos válidos (0,1) es posible efectuar las demás funciones del registro y observar sus efectos en los 4 bits. La función es seleccionada por medio de la entrada MODO, y la dirección del flujo de datos por la entrada DIR. Sin embargo, no siempre es posible cambiar el modo de operación, ya que se incluye en el Registro Desplazante una entrada ENB, que se encarga de habilitar/inhabilitar la lectura de MODO, si ENB es 1, el modo en operación será correspondiente a la señal presente en MODO, de lo contrario se preservará la opración según el estado anterior. </text:span><text:span text:style-name="T10">Los registros Q[3:0] además sirven como salida para mostrar el estado actual del contenido de 4 bits del Registro Desplazante.</text:span></text:p>
      <text:p text:style-name="P17"/>
      <text:p text:style-name="P18"><text:span text:style-name="T8">Para la rotación izq/der se requiere de tomar el valor de la entrada S_IN y ponerlo en la que era la ubicación de Q[0]/Q[3], los otros 3 bits son desplazados según la dirección. El bit desplazado Q[3]/Q[0] es enviado por la salida S_OUT para visualizar su valor. En cuanto a la rotación circular izq/der, la entrada S_IN no es utilizada, ya que el se realiza un desplazamiento entre los 4 bits Q[3:0], es decir, el bit Q[0]/Q[3] toma el lugar del Q[1]/Q[2], Q[1]/Q[2] el de Q[2]/Q[1], Q[2]/Q[1] el de Q[3]/Q[0] y Q[3]/Q[0] el de Q[0]/Q[3]; al cabo de cuatro flancos positivos del reloj se debería tener el mismo contenido que antes de realizar la rotación circular. </text:span></text:p>
      <text:p text:style-name="P18"/>
      <text:p text:style-name="P19">Registro de 32 bits: <text:span text:style-name="T9">Este Registro consta de 8 instancias del módulo de 4 bits, más multiplexores para el control del flujo de datos entre estos Registros Desplazantes de 4 bits y la entrada S_IN y salida S_OUT a nivel del Registro de 32. </text:span><text:span text:style-name="T10">Debe ser capaz de operar las funciones del Registro Desplazante de 4 bits, pero para un contenido de 32 bits. Se consideró los Registros Desplazantes reg1,..., reg8, con reg1 el ubicado más a la izquierda desde una perspectiva del layout del Registro de 32 bits, y reg8 el de más a la derecha. Con esta configuración, en cuanto a la rotación regular, la entrada S_IN32 debe dar su valor al registro Q[0] del reg8, este registro debe pasar su Q[3] al Q[0] del reg7, ya que Q[3] es el desplazado, y del mismo modo hasta llegar al reg1, donde el bit desplazado debe pasarse al S_OUT32, esto para un desplazamiento a la izquierda. Cuando se hace un desplazamiento a la derecha, el S_IN32 se debe asignar al Q[3] del reg1, el Q[0] del reg1 es desplazado hacia el Q[3] del reg2, y del mismo modo hasta llegar al reg8, donde su Q[0] se envía al S_OUT32. Para estos cambios de dirección de los bits desplazados entre los registros es que se utiliza los multiplexores. </text:span></text:p>
      <text:p text:style-name="P19"/>
      <text:p text:style-name="P20"><text:span text:style-name="T10">P</text:span><text:span text:style-name="T8">ara la rotación circular </text:span><text:span text:style-name="T11">se debe excluir la entrada S_OUT32, se debe conectar el Q[3] del reg1 al Q[0] del reg8, ya sea para la izquierda o para la derecha estos dos deben pasarse datos entre sí. En cuanto a los bits desplazados entre los registros, se conserva los multiplexores con su mismo funcionamiento, ya que este es aplicable entre las diferentes rotaciones, con sus casos correspondientes de izq/der. </text:span></text:p>
      <text:p text:style-name="P14"/>
      <text:p text:style-name="P14">Plan de Pruebas</text:p>
      <text:p text:style-name="P26">Para comprobar el correcto funcionamiento de la descripción en Verilog se realizó las siguientes pruebas:</text:p>
      <text:p text:style-name="P26"/>
      <text:p text:style-name="P21">#1: <text:span text:style-name="T15">Rotación a la Izquierda</text:span></text:p>
      <text:p text:style-name="P8"><text:span text:style-name="T15">S</text:span>e <text:span text:style-name="T15">habilita la lectura del MODO poniendo ENB en 1, luego se escoge el modo Carga en Paralelo (MODO = bx10), se</text:span> puso como valor inicial b<text:span text:style-name="T15">x0</text:span>000, esto en el registro D, encargado de la carga en paralelo para los 4 bits a manipular según el modo. <text:span text:style-name="T15">Luego, se carga dirección hacia la izquierda (DIR = 0) y como bit a desplazar se ingresa S_IN = 1. Se cambia el modo de carga en paralelo a rotación regular (MODO = 00) y en el siguiente flanco positivo del reloj CLK debe llevarse a cabo la primer </text:span><text:soft-page-break/><text:span text:style-name="T15">rotación hacia la izquierda, desplazando el último de los 0's de Q[3:0] e ingresando el 1, dando un valor de 1 en Q. Luego de 4 flancos positivos del reloj se debe pasar de 1 hasta 3, 5 y hxF consecutivamente. Si se pasan más ciclos del reloj, el valor hxF se mantiene ya que se siguen desplazando 1's por 1's y el registro es de solo 4 bits. En S_OUT se debería observar 0's desplazados hasta un ciclo después de llegar a hxF en Q, donde comienzan a ser desplazados los 1's.</text:span></text:p>
      <text:p text:style-name="P8"/>
      <text:p text:style-name="P11">#<text:span text:style-name="T16">2</text:span>: <text:span text:style-name="T15">Rotación a la Derecha</text:span></text:p>
      <text:p text:style-name="P9"><text:span text:style-name="T15">S</text:span>e <text:span text:style-name="T15">habilita la lectura del MODO poniendo ENB en 1, luego se escoge el modo Carga en Paralelo (MODO = bx10), se</text:span> puso como valor inicial b<text:span text:style-name="T15">x1010</text:span>, esto en el registro D, encargado de la carga en paralelo para los 4 bits a manipular según el modo. <text:span text:style-name="T15">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9"/>
      <text:p text:style-name="P12">#<text:span text:style-name="T17">3</text:span>: <text:span text:style-name="T15">Rotación Circular a la Izquierda</text:span></text:p>
      <text:p text:style-name="P10"><text:span text:style-name="T15">S</text:span>e <text:span text:style-name="T15">habilita la lectura del MODO poniendo ENB en 1, luego se escoge el modo Carga en Paralelo (MODO = bx10), se</text:span> puso como valor inicial b<text:span text:style-name="T15">x1010</text:span>, esto en el registro D, encargado de la carga en paralelo para los 4 bits a manipular según el modo. <text:span text:style-name="T15">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10"/>
      <text:p text:style-name="P12">#<text:span text:style-name="T17">4</text:span>: <text:span text:style-name="T15">Rotación Circular a la Derecha</text:span></text:p>
      <text:p text:style-name="P10"><text:span text:style-name="T15">S</text:span>e <text:span text:style-name="T15">habilita la lectura del MODO poniendo ENB en 1, luego se escoge el modo Carga en Paralelo (MODO = bx10), se</text:span> puso como valor inicial b<text:span text:style-name="T15">x1010</text:span>, esto en el registro D, encargado de la carga en paralelo para los 4 bits a manipular según el modo. <text:span text:style-name="T15">Luego, se carga dirección hacia la izquierda (DIR = 0) y como bit a desplazar se ingresa S_IN = 0. Se cambia el modo de carga en paralelo a rotación regular (MODO = 00) y en el siguiente flanco positivo del reloj CLK debe llevarse a cabo la primer rotación hacia la derecha, desplazando el primero de los 0's de Q[3:0] e ingresando el 0, dando un valor de 5 en Q. Luego de 4 flancos positivos del reloj se debe pasar de 5 hasta 2,1 <text:s/>y 0 consecutivamente. Si se pasan más ciclos del reloj, el valor 0 se mantiene ya que se siguen desplazando 0's por 0's y el registro es de solo 4 bits. En S_OUT se debería observar desplazado en cada ciclo el valor inicial en espejo, bx0101, y luego permanecer en 0.</text:span></text:p>
      <text:p text:style-name="P10"/>
      <text:p text:style-name="P12">#<text:span text:style-name="T17">5</text:span>: <text:span text:style-name="T17">Carga en PAralelo</text:span></text:p>
      <text:p text:style-name="P10"><text:span text:style-name="T15">S</text:span>e <text:span text:style-name="T15">habilita la lectura del MODO poniendo ENB en 1, luego se escoge el modo Carga en Paralelo (MODO = bx10), para el resto de la prueba se mantiene este modo. Para comprobar el funcionamiento de esta operación se optó por probar todas las combinaciones posibles para 4 bits, excluyendo aquellos valores que ya fueron probados por las 4 pruebas anteriores, que si tuvieron éxito en la carga en paralelo cumplieron con la función de probar la carga de esos valores, como extra a la intención principal de las pruebas. De esta manera, se probaría desde bx0000 hasta bx1111, excluyendo entonces </text:span><text:soft-page-break/><text:span text:style-name="T15">las pruebas de bx0000, bx1010, bx1011 y bx1101. La carga se vería efectiva hasta el siguiente flanco positivo del reloj.</text:span></text:p>
      <text:p text:style-name="P14"/>
      <text:p text:style-name="P14">Instrucciones de Utilización de la Simulación</text:p>
      <text:p text:style-name="P26">Para correr la simulación se realizó un documento Makefile que incluye compilación en Icarus Verilog (iverilog -o <text:span text:style-name="T13">nombre_ejecutable nombre_modulos.v -nombre_probador.v test_bench.v</text:span>)<text:span text:style-name="T14">, ejecución del archivo ejecutable generado (vvp</text:span><text:span text:style-name="T13"> nombre_ejecutable</text:span><text:span text:style-name="T14">) y ejecución del archivo .vcd generado para visualizar los resultados de la simulación con la herramienta GtkWave (gtkwave </text:span><text:span text:style-name="T13">nombre_archivo_señales_simulacion.vcd</text:span><text:span text:style-name="T14">). Dentro del Makefile se separan la utilización de la simulación del registro de 4 bits y del de 32 bits, por defecto al poner en terminal el comando </text:span><text:span text:style-name="T13">make</text:span><text:span text:style-name="T14"> se generará los pasos descritos anteriormente para el registro de 4 bits, o bien, ingresando en terminal el comando </text:span><text:span text:style-name="T13">make reg4</text:span><text:span text:style-name="T14">, para realiar la ejecución del Registro de 32 bits se deberá usar el comando </text:span><text:span text:style-name="T13">make reg32</text:span><text:span text:style-name="T14">.</text:span></text:p>
      <text:p text:style-name="P22"/>
      <text:p text:style-name="P15">Ejemplos de los Resultados</text:p>
      <text:p text:style-name="P15"/>
      <text:p text:style-name="P15"/>
      <text:p text:style-name="P15">Conclusiones y Recomendaciones</text:p>
      <text:p text:style-name="P27"><text:span text:style-name="T1">El registro de 4 bits opera correctamente según la descripción de cada mdo con el que debe cumplir, al no tomarse en cuenta la influencia de los retardos por los registros incluidos dentro de las especificaciones de diseño, se consideró correcto que no se viera de manera inmediata el efecto de los cambios de modo, esto en especial por el uso de un registro temporal para guardar el estado anterior de MODO, por ello, es que se nota en las gráficas generadas que al hacer una lectura válida del MODO de operación, hasta el siguiente flanco positivo se ve efectivo el modo. Este efecto no se nota tanto en los casos en que el cambio del modo se realiza en un flanco negativo, ya que la lectura del MODO y el ENB se realiza de manera asincrónica, analizando el caso cuando haya un cambio en MODO, mientras que para efectuar la operación seleccionada según el modo, se debe esperar hasta el siguiente flanco positivo del reloj. </text:span><text:span text:style-name="T4">Para un próximo diseño sería interesante plantear mejor el efecto de los retardos por los registros internos y ver la efectividad de tener un naálisis del cambio en MODO de manera asíncrona, comparado con una versión en que se analice este cambio de manera sincónica con la señal del reloj.</text:span></text:p>
      <text:p text:style-name="P27"><text:span text:style-name="T4"/></text:p>
      <text:p text:style-name="P28">El uso de instancias del módulo de 4 bits para generar un registro mayor de 32 bits incurre en mayores complicaciones de diseño que haber extrapolado la configuración del registro de 4 bits a un diseño de n bits configurables, esto por tener que manejar el flujo de datos entre los Registros Desplazables de 4 bits (sus registros Q[3:0] internos) en vez de desplazar los bits en un gran registro Q de 32 bits, donde la lógica ya está planteada y solo debe cambiar el tamaño de los registros internos. Al utilizar los módulos de 4 bits, se vio la necesidad de incluir en el diseño varios multiplexores que ayudaran a controlar el flujo de los datos desplazados entre los registros. </text:p>
      <text:p text:style-name="P28"/>
      <text:p text:style-name="P28">Además, fue necesario evitar usar las salidas S_OUT internas de cada registro de 4 bits, ya que esta corresponde a un registro interno, para poder guardar el estado, y su lectura incurría en retraso en la operación, lo que desajustaba el flujo de datos en cuanto al tiempo en que debían pasar los bits desplazados de un registro a otro para que tuviera sentido la secuencia según la lógica, y en vez de estos registros se pasó los bits desplazados directamente a las líneas Q correspondientes; esto a su vez simula mejor el paso de datos de un gran registro único de 32 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1T01:12:13.566221027</dc:date>
    <dc:creator>lennon </dc:creator>
    <meta:editing-duration>PT2H51M51S</meta:editing-duration>
    <meta:editing-cycles>28</meta:editing-cycles>
    <meta:generator>LibreOffice/4.3.3.2$Linux_X86_64 LibreOffice_project/430m0$Build-2</meta:generator>
    <meta:document-statistic meta:table-count="0" meta:image-count="0" meta:object-count="0" meta:page-count="4" meta:paragraph-count="40" meta:word-count="2482" meta:character-count="13970" meta:non-whitespace-character-count="11516"/>
  </office:meta>
</office:document-meta>
</file>